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32033674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93829835456289"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905130346"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93829835456289"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905130346"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4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29T09:38:29.090005000</dc:date>
    <meta:editing-duration>P7DT17H9M24S</meta:editing-duration>
    <meta:editing-cycles>356</meta:editing-cycles>
    <meta:generator>LibreOffice/25.2.2.2$Windows_X86_64 LibreOffice_project/7370d4be9e3cf6031a51beef54ff3bda878e3fac</meta:generator>
    <meta:document-statistic meta:table-count="1" meta:image-count="3" meta:object-count="0" meta:page-count="49" meta:paragraph-count="725" meta:word-count="15741" meta:character-count="97552" meta:non-whitespace-character-count="8168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